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a431" officeooo:paragraph-rsid="000da431"/>
    </style:style>
    <style:style style:name="P2" style:family="paragraph" style:parent-style-name="Preformatted_20_Text">
      <style:text-properties officeooo:paragraph-rsid="000da431"/>
    </style:style>
    <style:style style:name="P3" style:family="paragraph" style:parent-style-name="Preformatted_20_Text">
      <style:text-properties officeooo:paragraph-rsid="001d7480"/>
    </style:style>
    <style:style style:name="P4" style:family="paragraph" style:parent-style-name="Preformatted_20_Text">
      <style:text-properties officeooo:paragraph-rsid="001db049"/>
    </style:style>
    <style:style style:name="P5" style:family="paragraph" style:parent-style-name="Preformatted_20_Text">
      <style:text-properties fo:color="#000000" style:font-name="DejaVu Sans" fo:font-size="11.3000001907349pt" officeooo:rsid="0014e898" officeooo:paragraph-rsid="000da431"/>
    </style:style>
    <style:style style:name="P6" style:family="paragraph" style:parent-style-name="Preformatted_20_Text">
      <style:text-properties fo:color="#000000" style:font-name="DejaVu Sans" fo:font-size="11.3000001907349pt" officeooo:rsid="0013df66" officeooo:paragraph-rsid="000da431"/>
    </style:style>
    <style:style style:name="P7" style:family="paragraph" style:parent-style-name="Preformatted_20_Text">
      <style:text-properties fo:color="#000000" style:font-name="DejaVu Sans" fo:font-size="11.3000001907349pt" officeooo:rsid="0013df66" officeooo:paragraph-rsid="001d7480"/>
    </style:style>
    <style:style style:name="P8" style:family="paragraph" style:parent-style-name="Preformatted_20_Text">
      <style:text-properties fo:color="#000000" style:font-name="DejaVu Sans" fo:font-size="11.3000001907349pt" officeooo:rsid="0013df66" officeooo:paragraph-rsid="001db049"/>
    </style:style>
    <style:style style:name="P9" style:family="paragraph" style:parent-style-name="Preformatted_20_Text">
      <style:text-properties fo:color="#000000" style:font-name="DejaVu Sans" fo:font-size="11.3000001907349pt" officeooo:rsid="00105b14" officeooo:paragraph-rsid="000da431"/>
    </style:style>
    <style:style style:name="P10" style:family="paragraph" style:parent-style-name="Preformatted_20_Text">
      <style:text-properties fo:color="#000000" style:font-name="DejaVu Sans" fo:font-size="11.3000001907349pt" officeooo:rsid="000f18c4" officeooo:paragraph-rsid="000da431"/>
    </style:style>
    <style:style style:name="P11" style:family="paragraph" style:parent-style-name="Preformatted_20_Text">
      <style:text-properties officeooo:paragraph-rsid="001db049"/>
    </style:style>
    <style:style style:name="P12" style:family="paragraph" style:parent-style-name="Preformatted_20_Text">
      <style:text-properties officeooo:rsid="000da431" officeooo:paragraph-rsid="000da431"/>
    </style:style>
    <style:style style:name="T1" style:family="text">
      <style:text-properties officeooo:rsid="000da431"/>
    </style:style>
    <style:style style:name="T2" style:family="text">
      <style:text-properties fo:color="#000000" style:font-name="DejaVu Sans" fo:font-size="11.3000001907349pt"/>
    </style:style>
    <style:style style:name="T3" style:family="text">
      <style:text-properties fo:color="#000000" style:font-name="DejaVu Sans" fo:font-size="11.3000001907349pt" officeooo:rsid="000e581c"/>
    </style:style>
    <style:style style:name="T4" style:family="text">
      <style:text-properties fo:color="#000000" style:font-name="DejaVu Sans" fo:font-size="11.3000001907349pt" officeooo:rsid="000f18c4"/>
    </style:style>
    <style:style style:name="T5" style:family="text">
      <style:text-properties fo:color="#000000" style:font-name="DejaVu Sans" fo:font-size="11.3000001907349pt" officeooo:rsid="00105b14"/>
    </style:style>
    <style:style style:name="T6" style:family="text">
      <style:text-properties fo:color="#000000" style:font-name="DejaVu Sans" fo:font-size="11.3000001907349pt" officeooo:rsid="00113133"/>
    </style:style>
    <style:style style:name="T7" style:family="text">
      <style:text-properties fo:color="#000000" style:font-name="DejaVu Sans" fo:font-size="11.3000001907349pt" officeooo:rsid="0013df66"/>
    </style:style>
    <style:style style:name="T8" style:family="text">
      <style:text-properties fo:color="#000000" style:font-name="DejaVu Sans" fo:font-size="11.3000001907349pt" officeooo:rsid="0014e898"/>
    </style:style>
    <style:style style:name="T9" style:family="text">
      <style:text-properties fo:color="#000000" style:font-name="DejaVu Sans" fo:font-size="11.3000001907349pt" officeooo:rsid="0020ae53"/>
    </style:style>
    <style:style style:name="T10" style:family="text">
      <style:text-properties fo:color="#000000" style:font-name="DejaVu Sans" fo:font-size="11.3000001907349pt" officeooo:rsid="002236d5"/>
    </style:style>
    <style:style style:name="T11" style:family="text">
      <style:text-properties fo:color="#000000" style:font-name="DejaVu Sans" fo:font-size="11.3000001907349pt" officeooo:rsid="00239843"/>
    </style:style>
    <style:style style:name="T12" style:family="text">
      <style:text-properties fo:color="#000000" style:font-name="DejaVu Sans" fo:font-size="11.3000001907349pt" officeooo:rsid="0023fbf4"/>
    </style:style>
    <style:style style:name="T13" style:family="text">
      <style:text-properties fo:color="#000000" style:font-name="DejaVu Sans" fo:font-size="11.3000001907349pt" officeooo:rsid="00256d05"/>
    </style:style>
    <style:style style:name="T14" style:family="text">
      <style:text-properties officeooo:rsid="00275381"/>
    </style:style>
    <style:style style:name="T15" style:family="text">
      <style:text-properties officeooo:rsid="00277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客户信息管理（customer）思路文档</text:p>
      <text:p text:style-name="P1">一、模块名</text:p>
      <text:p text:style-name="P1"><text:s text:c="4"/><text:tab/>客户信息管理</text:p>
      <text:p text:style-name="P1">二、goddess对应的模块名</text:p>
      <text:p text:style-name="P1"><text:tab/>customer,<text:span text:style-name="T14">customer-api,customer-consumer,customer-provider</text:span></text:p>
      <text:p text:style-name="P1">三、表关联</text:p>
      <text:p text:style-name="P2"><text:span text:style-name="T1"><text:tab/>1.</text:span><text:span text:style-name="T2">CustomerLevel ：</text:span><text:span text:style-name="T3">客户级别表</text:span></text:p>
      <text:p text:style-name="P2"><text:span text:style-name="T1"><text:tab/>2.</text:span><text:span text:style-name="T2">CustomerBaseInfo：客户基本信息 </text:span></text:p>
      <text:p text:style-name="P2"><text:span text:style-name="T2"><text:tab/></text:span><text:span text:style-name="T4">3.CustomerDetail：客户详细信息</text:span></text:p>
      <text:p text:style-name="P2"><text:span text:style-name="T4"><text:tab/></text:span><text:span text:style-name="T5">4.CusFamilyMember：客户家庭成员</text:span></text:p>
      <text:p text:style-name="P2"><text:span text:style-name="T5"><text:tab/>5.CusEmail：客户定时邮件发送（</text:span><text:span text:style-name="T6">发送基本信息</text:span><text:span text:style-name="T5">）</text:span></text:p>
      <text:p text:style-name="P2"><text:span text:style-name="T5"><text:tab/></text:span><text:span text:style-name="T7">6.CusPermission：客户权限设置表</text:span></text:p>
      <text:p text:style-name="P2"><text:span text:style-name="T7"><text:tab/></text:span><text:span text:style-name="T8">7.CusPermissionOperate：客户权限操作表</text:span></text:p>
      <text:p text:style-name="P5"/>
      <text:p text:style-name="P6"><text:tab/>关系：</text:p>
      <text:p text:style-name="P7"><text:tab/> CustomerLevel 和 CustomerBaseInfo 是 一对多关系。</text:p>
      <text:p text:style-name="P3"><text:span text:style-name="T7"><text:tab/> CustomerBaseInfo 和 </text:span><text:span text:style-name="T4">CustomerDetail</text:span><text:span text:style-name="T7"> 是 一对一关系。</text:span></text:p>
      <text:p text:style-name="P4"><text:span text:style-name="T7"><text:tab/> </text:span><text:span text:style-name="T4">CustomerDetail</text:span><text:span text:style-name="T7"> 和 </text:span><text:span text:style-name="T5">CusFamilyMember</text:span><text:span text:style-name="T7"> 是 一对多关系。</text:span></text:p>
      <text:p text:style-name="P4"><text:span text:style-name="T7"><text:tab/> CusPermission 和 </text:span><text:span text:style-name="T8">CusPermissionOperate</text:span><text:span text:style-name="T7"> 是 一对多关系。</text:span></text:p>
      <text:p text:style-name="P8"/>
      <text:p text:style-name="P8">四、思路</text:p>
      <text:p text:style-name="P4"><text:span text:style-name="T7"><text:tab/></text:span><text:span text:style-name="T9">1.客户级别表是简单的增删查改，是对客户一个等级的操作。</text:span></text:p>
      <text:p text:style-name="P4"><text:span text:style-name="T9"><text:tab/></text:span><text:span text:style-name="T10">2.做完客户级别后，接下来是</text:span><text:span text:style-name="T11">客户基本信息</text:span></text:p>
      <text:p text:style-name="P4"><text:span text:style-name="T11"><text:tab/>3.做完客户基本信息后，接下来是做客户详细信息，详细信息与基本信息是一对一的关系，选中一个客户编号填写详细信息。</text:span></text:p>
      <text:p text:style-name="P4"><text:span text:style-name="T11"><text:tab/>4.在做客户详细信息的同时做客户家庭成员信息。详细信息与家庭成员信息是一个详细信息对应多个家庭成员信息。</text:span></text:p>
      <text:p text:style-name="P4"><text:span text:style-name="T11"><text:tab/></text:span><text:span text:style-name="T12">5.前面做完后，做邮件发送定制，邮件发送的内容是发送客户的基本信息，这是一个定时器。</text:span></text:p>
      <text:p text:style-name="P4"><text:span text:style-name="T12"><text:tab/></text:span><text:span text:style-name="T13">6.最后加上设置权限，权限的操作对象是由组织结构而来。</text:span></text:p>
      <text:p text:style-name="P9"><text:tab/></text:p>
      <text:p text:style-name="P9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7-07T10:13:00.010407719</dc:date>
    <meta:editing-duration>PT3H7M31S</meta:editing-duration>
    <meta:editing-cycles>22</meta:editing-cycles>
    <meta:document-statistic meta:table-count="0" meta:image-count="0" meta:object-count="0" meta:page-count="1" meta:paragraph-count="26" meta:word-count="372" meta:character-count="713" meta:non-whitespace-character-count="666"/>
  </office:meta>
</office:document-meta>
</file>